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29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3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87120976" text:id="ct2871209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87118688" text:id="ct2871186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87119416" text:id="ct28711941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87116608" text:id="ct2871166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83559660446158689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2"/>
        </text:list-item>
      </text:list>
      <text:p text:style-name="Standard"/>
      <text:p text:style-name="P15"/>
      <text:p text:style-name="P2"><text:change text:change-id="ct28712097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5"><text:change text:change-id="ct287118688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287119416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2"/>
      <text:p text:style-name="P23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9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0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29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29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3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8"/>
            <text:p text:style-name="P28"/>
            <text:p text:style-name="P28">also – thou / cushite / pierced</text:p>
            <text:p text:style-name="P28"/>
            <text:p text:style-name="P28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3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3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2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3">@@@</text:p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/>
          </table:table-cell>
          <table:table-cell table:style-name="表12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9"/>
      <text:p text:style-name="P9"/>
      <text:p text:style-name="P21"/>
      <text:p text:style-name="P5">------------------------------------------------------------ TEMPLATE<text:change text:change-id="ct287116608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Text_20_body"/>
      <text:p text:style-name="P22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5629032749803334126" text:style-name="L2">
        <text:list-item>
          <text:p text:style-name="P32">time label ==&gt; paste</text:p>
        </text:list-item>
        <text:list-item>
          <text:p text:style-name="P32">“@@@” ==&gt; move to → at the bottom of the doc area</text:p>
        </text:list-item>
        <text:list-item>
          <text:p text:style-name="P32">DUP : template</text:p>
        </text:list-item>
        <text:list-item>
          <text:p text:style-name="P32">close</text:p>
          <text:list>
            <text:list-item>
              <text:p text:style-name="P32">web pages</text:p>
            </text:list-item>
            <text:list-item>
              <text:p text:style-name="P32">sheet file</text:p>
            </text:list-item>
            <text:list-item>
              <text:p text:style-name="P32">folders (if any)</text:p>
            </text:list-item>
            <text:list-item>
              <text:p text:style-name="P32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><text:soft-page-break/></text:p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03T10:08:51.36</dc:date>
    <dc:creator>iwabuchi ken</dc:creator>
    <meta:editing-duration>P4DT3H52M10S</meta:editing-duration>
    <meta:editing-cycles>224</meta:editing-cycles>
    <meta:generator>OpenOffice/4.1.3$Win32 OpenOffice.org_project/413m1$Build-9783</meta:generator>
    <meta:document-statistic meta:table-count="17" meta:image-count="0" meta:object-count="0" meta:page-count="16" meta:paragraph-count="376" meta:word-count="1622" meta:character-count="9036"/>
  </office:meta>
</office:document-meta>
</file>